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App.setReturnToAction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MessageResource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writeControllerElement( XmlModelWriter xw , Element ele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utsApp.setAbstract( boolean anAbstr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TilesDefinitionsConfigs( List tilesDefinitionsConfi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writeActionMappings( XmlModelWriter xw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tsApp.getStrutsConfigURI( String containingPackage , boolean isShared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DefaultMessageResour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tsApp.getAc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addException( ExceptionModel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FormBeansAs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utsApp.getBeanType( ActionModel action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tsApp.getFormBean( String form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trutsApp( String controll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tsApp.getFor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FormQualifiedActionPath( ActionModel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utsApp.deleteFormBean( FormBeanModel for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MultipartHandlerClassName( String multipartHandl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isReturnToPage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isShared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addDisambiguatedActionMapping( ActionModel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tsApp.addFormBean( FormBeanModel newFor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AdditionalValidatorConfigs( List additionalValidatorConfi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tsApp.addActionMapping( ActionModel 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rutsApp.writeTilesInit( XmlModelWriter xw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utsApp.getSortedAction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tsApp.writeValidatorInit( XmlModelWriter xw , Element ele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ctionMappingCompa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utsApp.writeMessageResources( XmlModelWriter xw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utsApp.writeToElement( XmlModelWriter xw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utsApp.makeFullyQualifiedBeanName( String fo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isReturnToActi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ValidationModel( ValidationModel validation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tsApp.getMultipartHandl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SharedFlow( boolean shared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NestedPageFlow( boolean nestedPage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FormBean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MemFi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writeFormBeans( XmlModelWriter xw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utsApp.writeXml( PrintWriter writer , File merg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tsApp.addSetProperty( XmlModelWriter xw , Element element , String propName , String pro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FormNameForType( String formType , boolean isPageFlowScop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rutsApp.getOutputFileURI( String filePrefix , String containingPackage , boolean isSharedFl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utsApp.getFormBeansByActualType( String actualTypeName , Boolean usesPageFlowScopedB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utsApp.addMessageResources( MessageResourcesModel 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ExceptionCatche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ReturnToPage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SharedFlows( Map sharedFl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getHeaderComment( File merg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setLongLivedPageFlow( boolean longLivedPage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App.writeExceptions( XmlModelWriter xw ,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utsApp.setMemFileSize( String memFi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